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Linienende_20_1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391cm" svg:height="4.418cm" svg:x="5.913cm" svg:y="11.2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3" draw:id="id3" draw:layer="layout" svg:width="0.5cm" svg:height="0.5cm" svg:x="6cm" svg:y="13.5cm">
            <text:p/>
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xml:id="id6" draw:id="id6" draw:layer="layout" svg:width="0.5cm" svg:height="0.001cm" svg:x="6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xml:id="id2" draw:id="id2" draw:layer="layout" svg:width="1cm" svg:height="1cm" svg:x="9.5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9.3cm" svg:y1="14.5cm" svg:x2="10.8cm" svg:y2="13cm">
            <text:p/>
          </draw:line>
          <draw:custom-shape draw:style-name="gr4" draw:text-style-name="P1" xml:id="id1" draw:id="id1" draw:layer="layout" svg:width="1cm" svg:height="1cm" svg:x="14.2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4.1cm" svg:y1="13.3cm" svg:x2="15.6cm" svg:y2="11.8cm">
            <text:p/>
          </draw:line>
          <draw:connector draw:style-name="gr6" draw:text-style-name="P1" draw:layer="layout" svg:x1="14.7cm" svg:y1="12.1cm" svg:x2="10cm" svg:y2="13.3cm" draw:start-shape="id1" draw:start-glue-point="4" draw:end-shape="id2" draw:end-glue-point="4" svg:d="m14700 12100v-525h-4700v1725" svg:viewBox="0 0 4701 1726">
            <text:p/>
          </draw:connector>
          <draw:connector draw:style-name="gr6" draw:text-style-name="P1" draw:layer="layout" svg:x1="14.7cm" svg:y1="12.1cm" svg:x2="6.25cm" svg:y2="13.5cm" draw:start-shape="id1" draw:start-glue-point="4" draw:end-shape="id3" draw:end-glue-point="7" svg:d="m14700 12100v-525h-8450v1925" svg:viewBox="0 0 8451 1926">
            <text:p/>
          </draw:connector>
          <draw:custom-shape draw:style-name="gr4" draw:text-style-name="P1" xml:id="id4" draw:id="id4" draw:layer="layout" svg:width="0.102cm" svg:height="0.102cm" svg:x="14.65cm" svg:y="14.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xml:id="id5" draw:id="id5" draw:layer="layout" svg:width="0.105cm" svg:height="0.105cm" svg:x="14.65cm" svg:y="14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6" draw:text-style-name="P1" draw:layer="layout" svg:x1="14.7cm" svg:y1="13.1cm" svg:x2="14.701cm" svg:y2="14.21cm" draw:start-shape="id1" draw:start-glue-point="8" draw:end-shape="id4" draw:end-glue-point="4" svg:d="m14700 13100v556h1v554" svg:viewBox="0 0 2 1111">
            <text:p/>
          </draw:connector>
          <draw:connector draw:style-name="gr6" draw:text-style-name="P1" draw:layer="layout" svg:x1="14.703cm" svg:y1="15.005cm" svg:x2="10cm" svg:y2="14.3cm" draw:start-shape="id5" draw:start-glue-point="8" draw:end-shape="id2" draw:end-glue-point="8" svg:d="m14703 15005v525h-4703v-1230" svg:viewBox="0 0 4704 1231">
            <text:p/>
          </draw:connector>
          <draw:connector draw:style-name="gr6" draw:text-style-name="P1" draw:layer="layout" svg:x1="14.703cm" svg:y1="15.005cm" svg:x2="6.25cm" svg:y2="14.001cm" draw:start-shape="id5" draw:start-glue-point="8" draw:end-shape="id6" draw:end-glue-point="2" svg:d="m14703 15005v525h-8453v-1529" svg:viewBox="0 0 8454 1530">
            <text:p/>
          </draw:connector>
          <draw:frame draw:style-name="gr7" draw:layer="layout" svg:width="0.959cm" svg:height="0.963cm" svg:x="10.478cm" svg:y="13.573cm">
            <draw:text-box>
              <text:p>U</text:p>
            </draw:text-box>
          </draw:frame>
          <draw:frame draw:style-name="gr7" draw:layer="layout" svg:width="0.68cm" svg:height="0.963cm" svg:x="13.279cm" svg:y="12.074cm">
            <draw:text-box>
              <text:p>I</text:p>
            </draw:text-box>
          </draw:frame>
          <draw:frame draw:style-name="gr7" draw:layer="layout" svg:width="2.339cm" svg:height="0.963cm" svg:x="15.148cm" svg:y="14.116cm">
            <draw:text-box>
              <text:p>0...2 V</text:p>
            </draw:text-box>
          </draw:frame>
          <draw:frame draw:style-name="gr7" draw:text-style-name="P2" draw:layer="layout" svg:width="0.748cm" svg:height="0.725cm" svg:x="14.618cm" svg:y="13.904cm">
            <draw:text-box>
              <text:p text:style-name="P2">+</text:p>
            </draw:text-box>
          </draw:frame>
          <draw:frame draw:style-name="gr7" draw:text-style-name="P2" draw:layer="layout" svg:width="0.642cm" svg:height="0.725cm" svg:x="14.618cm" svg:y="14.605cm">
            <draw:text-box>
              <text:p text:style-name="P2">-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4.0.0.3$Windows_x86 LibreOffice_project/7545bee9c2a0782548772a21bc84a9dcc583b89</meta:generator>
    <dc:date>2013-03-13T19:04:55.24</dc:date>
    <meta:document-statistic meta:object-count="20"/>
  </office:meta>
</office:document-meta>
</file>